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20pt" style:font-name-asian="Times New Roman1" style:font-size-asian="20pt" style:font-name-complex="Times New Roman1" style:font-size-complex="20pt"/>
    </style:style>
    <style:style style:name="P2" style:family="paragraph" style:parent-style-name="Standard">
      <style:paragraph-properties fo:text-align="start" style:justify-single-word="false" style:text-autospace="none"/>
      <style:text-properties style:font-name="Times New Roman1"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Standard">
      <style:paragraph-properties style:text-autospace="none"/>
      <style:text-properties style:font-name="Courier New" fo:font-size="12pt" style:font-name-asian="Courier New" style:font-size-asian="12pt" style:font-name-complex="Courier New" style:font-size-complex="12pt"/>
    </style:style>
    <style:style style:name="P4" style:family="paragraph" style:parent-style-name="Standard">
      <style:paragraph-properties fo:text-align="start" style:justify-single-word="false" style:text-autospace="none"/>
      <style:text-properties style:font-name="Courier New" fo:font-size="16pt" fo:font-weight="normal" style:font-name-asian="Times New Roman1" style:font-size-asian="16pt" style:font-weight-asian="normal" style:font-name-complex="Times New Roman1" style:font-size-complex="16pt" style:font-weight-complex="normal"/>
    </style:style>
    <style:style style:name="P5" style:family="paragraph" style:parent-style-name="Standard">
      <style:paragraph-properties fo:text-align="start" style:justify-single-word="false" style:text-autospace="none"/>
      <style:text-properties style:font-name="Courier New" fo:font-size="16pt" fo:font-weight="bold" style:font-name-asian="Times New Roman1" style:font-size-asian="16pt" style:font-weight-asian="bold" style:font-name-complex="Times New Roman1" style:font-size-complex="16pt" style:font-weight-complex="bold"/>
    </style:style>
    <style:style style:name="P6" style:family="paragraph" style:parent-style-name="Standard">
      <style:paragraph-properties fo:text-align="start" style:justify-single-word="false" style:text-autospace="none"/>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P7" style:family="paragraph" style:parent-style-name="Standard">
      <style:paragraph-properties style:text-autospace="none"/>
      <style:text-properties fo:color="#000000" style:font-name="Courier New" fo:font-size="12pt" style:font-name-asian="Courier New" style:font-size-asian="12pt" style:font-name-complex="Courier New" style:font-size-complex="12pt"/>
    </style:style>
    <style:style style:name="P8" style:family="paragraph" style:parent-style-name="Standard">
      <style:paragraph-properties style:text-autospace="none"/>
      <style:text-properties fo:color="#228b22" style:font-name="Courier New" fo:font-size="12pt" style:font-name-asian="Courier New" style:font-size-asian="12pt" style:font-name-complex="Courier New" style:font-size-complex="12pt"/>
    </style:style>
    <style:style style:name="P9" style:family="paragraph" style:parent-style-name="Standard">
      <style:paragraph-properties style:text-autospace="none"/>
      <style:text-properties fo:color="#0000ff" style:font-name="Courier New" fo:font-size="12pt" style:font-name-asian="Courier New" style:font-size-asian="12pt" style:font-name-complex="Courier New" style:font-size-complex="12pt"/>
    </style:style>
    <style:style style:name="P10" style:family="paragraph" style:parent-style-name="Standard">
      <style:text-properties style:font-name="Courier New"/>
    </style:style>
    <style:style style:name="T1" style:family="text">
      <style:text-properties fo:color="#0000ff"/>
    </style:style>
    <style:style style:name="T2" style:family="text">
      <style:text-properties fo:color="#000000"/>
    </style:style>
    <style:style style:name="T3" style:family="text">
      <style:text-properties fo:color="#228b22"/>
    </style:style>
    <style:style style:name="T4" style:family="text">
      <style:text-properties fo:color="#a020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SETTIMA ESERCITAZIONE</text:p>
      <text:p text:style-name="P1"/>
      <text:p text:style-name="P1"/>
      <text:p text:style-name="P4">Implementare <text:s/>i metodi di <text:s/>Jacobi <text:s/>e <text:s/>Gauss-Seidel <text:s/>(sia <text:s/>in formato <text:s text:c="3"/>matriciale <text:s text:c="3"/>che <text:s/>in <text:s/>formato <text:s/>sparso) per risolvere sistemi lineari aventi come matrice dei coefficienti le matrici ottenuti con i seguenti comandi matlab:</text:p>
      <text:p text:style-name="P4"/>
      <text:p text:style-name="P5">[c,d,e]=gallery('dorr',n,0.1);</text:p>
      <text:p text:style-name="P5">A1=gallery('tridiag',c,d,e);</text:p>
      <text:p text:style-name="P5">A1=full(A1);</text:p>
      <text:p text:style-name="P4"/>
      <text:p text:style-name="P4">e</text:p>
      <text:p text:style-name="P4"/>
      <text:p text:style-name="P5">A2 = gallery('frank',n,2)</text:p>
      <text:p text:style-name="P4"/>
      <text:p text:style-name="P4">e termine noto scelto in maniera tale che la soluzione del sistema lineare sia il vettore unitario.</text:p>
      <text:p text:style-name="P4"/>
      <text:p text:style-name="P4">Fissata una tolleranza, calcolare la soluzione al variare dell’ordine della matrice, <text:s/>calcolare il <text:s/>raggio spettrale della matrice di iterazione, l’indice di condizionamento della matrice del <text:s/>sistema lineare, indicare il numero di passi necessari per ottenere la soluzione, il tempo di calcolo.</text:p>
      <text:p text:style-name="P4"/>
      <text:p text:style-name="P4">Giustificare i risultati alla luce della teoria.</text:p>
      <text:p text:style-name="P4">Confrontare i tempi di risoluzione dei metodi in formato matriciale ed in formato sparso.</text:p>
      <text:p text:style-name="P4"/>
      <text:p text:style-name="P4"/>
      <text:p text:style-name="P4"/>
      <text:p text:style-name="P4"/>
      <text:p text:style-name="P4"/>
      <text:p text:style-name="P4"/>
      <text:p text:style-name="P4"/>
      <text:p text:style-name="P2"><text:soft-page-break/>CODICE MATLAB, ANALISI E RISULTATI:</text:p>
      <text:p text:style-name="P2"/>
      <text:p text:style-name="P2"/>
      <text:p text:style-name="P6"><text:span text:style-name="T1">function</text:span> [ x1,c1,r1,k1,t1,x2,c2,r2,k2,t2 ] = es7(n,metodo,tipo)</text:p>
      <text:p text:style-name="P7"><text:s text:c="4"/>x1 = 0;</text:p>
      <text:p text:style-name="P7"><text:s text:c="4"/>c1 = 0;</text:p>
      <text:p text:style-name="P7"><text:s text:c="4"/>r1 = 0;</text:p>
      <text:p text:style-name="P7"><text:s text:c="4"/>k1 = 0;</text:p>
      <text:p text:style-name="P7"><text:s text:c="4"/>t1 = 0;</text:p>
      <text:p text:style-name="P7"><text:s text:c="4"/>x2 = 0;</text:p>
      <text:p text:style-name="P7"><text:s text:c="4"/>c2 = 0;</text:p>
      <text:p text:style-name="P7"><text:s text:c="4"/>r2 = 0;</text:p>
      <text:p text:style-name="P7"><text:s text:c="4"/>k2 = 0;</text:p>
      <text:p text:style-name="P7"><text:s text:c="4"/>t2 = 0;</text:p>
      <text:p text:style-name="P8">%matrice 1</text:p>
      <text:p text:style-name="P3"><text:span text:style-name="T2">[c,d,e]=gallery(</text:span><text:span text:style-name="T4">'dorr'</text:span><text:span text:style-name="T2">,n,0.1);</text:span></text:p>
      <text:p text:style-name="P3"><text:span text:style-name="T2">A1=gallery(</text:span><text:span text:style-name="T4">'tridiag'</text:span><text:span text:style-name="T2">,c,d,e);</text:span></text:p>
      <text:p text:style-name="P7">A1=full(A1);</text:p>
      <text:p text:style-name="P8">%matrice 2</text:p>
      <text:p text:style-name="P3"><text:span text:style-name="T2">A2 = gallery(</text:span><text:span text:style-name="T4">'frank'</text:span><text:span text:style-name="T2">,n,2);</text:span></text:p>
      <text:p text:style-name="P7"><text:s/></text:p>
      <text:p text:style-name="P8">%Matrice A1</text:p>
      <text:p text:style-name="P8">%termine noto = somma delle righe della matrice</text:p>
      <text:p text:style-name="P3"><text:span text:style-name="T2">b=sum(A1,2); </text:span><text:span text:style-name="T3">%somma per righe la matrice A1 (la soluzione è: tutte le x = 1)</text:span></text:p>
      <text:p text:style-name="P8">%errore (criterio di arresto)</text:p>
      <text:p text:style-name="P7">err = 1e-6;</text:p>
      <text:p text:style-name="P8">%calcolo E,D,F</text:p>
      <text:p text:style-name="P3"><text:span text:style-name="T2">F = zeros(n,n) + triu(A1,1); <text:s/></text:span><text:span text:style-name="T3">%parte superiore</text:span></text:p>
      <text:p text:style-name="P3"><text:span text:style-name="T2">E = zeros(n,n) + tril(A1,-1); </text:span><text:span text:style-name="T3">%parte inferiore</text:span></text:p>
      <text:p text:style-name="P3"><text:span text:style-name="T2">D = A1 - triu(A1,1) - tril(A1,-1); </text:span><text:span text:style-name="T3">%diagonale</text:span></text:p>
      <text:p text:style-name="P8">%vettore iniziale</text:p>
      <text:p text:style-name="P7">xiniziale = zeros(n,1);</text:p>
      <text:p text:style-name="P8">%controllo come devo calcolare la matrice di iterazione</text:p>
      <text:p text:style-name="P3"><text:span text:style-name="T1">if</text:span><text:span text:style-name="T2"> (strcmp(metodo,</text:span><text:span text:style-name="T4">'jacobi'</text:span><text:span text:style-name="T2">))</text:span></text:p>
      <text:p text:style-name="P3"><text:span text:style-name="T2"><text:s text:c="4"/></text:span><text:span text:style-name="T3">%JACOBI per matrice 1</text:span></text:p>
      <text:p text:style-name="P7"><text:s text:c="4"/>M = D;</text:p>
      <text:p text:style-name="P7"><text:s text:c="4"/>N = -(E+F);</text:p>
      <text:p text:style-name="P3"><text:span text:style-name="T1">elseif</text:span><text:span text:style-name="T2"> (strcmp(metodo,</text:span><text:span text:style-name="T4">'gauss_seidel'</text:span><text:span text:style-name="T2">))</text:span></text:p>
      <text:p text:style-name="P3"><text:span text:style-name="T2"><text:s text:c="4"/></text:span><text:span text:style-name="T3">%GAUSS_SEIDEL per matrice 1</text:span></text:p>
      <text:p text:style-name="P7"><text:s text:c="4"/>M = E + D;</text:p>
      <text:p text:style-name="P7"><text:s text:c="4"/>N = -F;</text:p>
      <text:p text:style-name="P9">else</text:p>
      <text:p text:style-name="P3"><text:span text:style-name="T2"><text:s text:c="4"/>disp(</text:span><text:span text:style-name="T4">'input non valido'</text:span><text:span text:style-name="T2">);</text:span></text:p>
      <text:p text:style-name="P3"><text:span text:style-name="T2"><text:s text:c="4"/></text:span><text:span text:style-name="T1">return</text:span></text:p>
      <text:p text:style-name="P9">end</text:p>
      <text:p text:style-name="P3"><text:span text:style-name="T2">T = M\N; </text:span><text:span text:style-name="T3">%M^(-1)*N, matrice di iterazione</text:span></text:p>
      <text:p text:style-name="P8">%calcolo raggio spettrale della matrice di iterazione</text:p>
      <text:p text:style-name="P3"><text:span text:style-name="T2">r1 = max(abs(eig(T))); </text:span><text:span text:style-name="T3">%eig trova gli autovalori, abs fa il valore assoluto, max prende il massimo dei valori assoluti del raggio spettrale</text:span></text:p>
      <text:p text:style-name="P8">%calcolo indice di condizionamento della matrice del sistema lineare</text:p>
      <text:p text:style-name="P7"><text:soft-page-break/>c1 = cond(A1);</text:p>
      <text:p text:style-name="P3"><text:span text:style-name="T1">if</text:span><text:span text:style-name="T2"> (r1 &gt; 1)</text:span></text:p>
      <text:p text:style-name="P3"><text:span text:style-name="T2"><text:s text:c="4"/>disp(</text:span><text:span text:style-name="T4">'il raggio spettrale della matrice di iterazione del primo sistema è maggiore di 1, quindi il metodo non converge'</text:span><text:span text:style-name="T2">);</text:span></text:p>
      <text:p text:style-name="P3"><text:span text:style-name="T2"><text:s text:c="4"/></text:span><text:span text:style-name="T1">return</text:span></text:p>
      <text:p text:style-name="P9">end</text:p>
      <text:p text:style-name="P7">[x1,k1,t1] = iterativo(M,N,b,xiniziale,err,tipo);</text:p>
      <text:p text:style-name="P7"><text:s/></text:p>
      <text:p text:style-name="P8">%Matrice A2</text:p>
      <text:p text:style-name="P8">%calcolo E,D,F</text:p>
      <text:p text:style-name="P3"><text:span text:style-name="T2">F = zeros(n,n) + triu(A2,1); <text:s/></text:span><text:span text:style-name="T3">%parte superiore</text:span></text:p>
      <text:p text:style-name="P3"><text:span text:style-name="T2">E = zeros(n,n) + tril(A2,-1); </text:span><text:span text:style-name="T3">%parte inferiore</text:span></text:p>
      <text:p text:style-name="P3"><text:span text:style-name="T2">D = A2 - triu(A2,1) - tril(A2,-1); </text:span><text:span text:style-name="T3">%diagonale</text:span></text:p>
      <text:p text:style-name="P8">%calcolo termine noto = somma delle righe della matrice</text:p>
      <text:p text:style-name="P3"><text:span text:style-name="T2">b=sum(A2,2); </text:span><text:span text:style-name="T3">%somma per righe la matrice A1 (la soluzione è: tutte le x = 1)</text:span></text:p>
      <text:p text:style-name="P8">%vettore iniziale</text:p>
      <text:p text:style-name="P7">xiniziale = zeros(n,1);</text:p>
      <text:p text:style-name="P8">%controllo come devo calcolare la matrice di iterazione</text:p>
      <text:p text:style-name="P3"><text:span text:style-name="T1">if</text:span><text:span text:style-name="T2"> (strcmp(metodo,</text:span><text:span text:style-name="T4">'jacobi'</text:span><text:span text:style-name="T2">))</text:span></text:p>
      <text:p text:style-name="P3"><text:span text:style-name="T2"><text:s text:c="4"/></text:span><text:span text:style-name="T3">%JACOBI per matrice 1</text:span></text:p>
      <text:p text:style-name="P3"><text:span text:style-name="T2"><text:s text:c="4"/></text:span><text:span text:style-name="T3">%calcolo raggio spettrale della matrice di iterazione</text:span></text:p>
      <text:p text:style-name="P7"><text:s text:c="4"/>M = D;</text:p>
      <text:p text:style-name="P7"><text:s text:c="4"/>N = -(E+F);</text:p>
      <text:p text:style-name="P3"><text:span text:style-name="T1">elseif</text:span><text:span text:style-name="T2"> (strcmp(metodo,</text:span><text:span text:style-name="T4">'gauss_seidel'</text:span><text:span text:style-name="T2">))</text:span></text:p>
      <text:p text:style-name="P3"><text:span text:style-name="T2"><text:s text:c="4"/></text:span><text:span text:style-name="T3">%GAUSS_SEIDEL per matrice 1</text:span></text:p>
      <text:p text:style-name="P7"><text:s text:c="4"/>M = E + D;</text:p>
      <text:p text:style-name="P7"><text:s text:c="4"/>N = -F;</text:p>
      <text:p text:style-name="P9">else</text:p>
      <text:p text:style-name="P3"><text:span text:style-name="T2"><text:s text:c="4"/>disp(</text:span><text:span text:style-name="T4">'input non valido'</text:span><text:span text:style-name="T2">);</text:span></text:p>
      <text:p text:style-name="P3"><text:span text:style-name="T2"><text:s text:c="4"/></text:span><text:span text:style-name="T1">return</text:span></text:p>
      <text:p text:style-name="P9">end</text:p>
      <text:p text:style-name="P3"><text:span text:style-name="T2">T = M\N; </text:span><text:span text:style-name="T3">%M^(-1)*N, matrice di iterazione</text:span></text:p>
      <text:p text:style-name="P8">%calcolo raggio spettrale della matrice di iterazione</text:p>
      <text:p text:style-name="P3"><text:span text:style-name="T2">r2 = max(abs(eig(T))); </text:span><text:span text:style-name="T3">%eig trova gli autovalori, abs fa il valore assoluto, max prende il massimo dei valori assoluti del raggio spettrale</text:span></text:p>
      <text:p text:style-name="P8">%calcolo indice di condizionamento della matrice del sistema lineare</text:p>
      <text:p text:style-name="P7">c2 = cond(A2);</text:p>
      <text:p text:style-name="P3"><text:span text:style-name="T1">if</text:span><text:span text:style-name="T2"> (r2 &gt; 1)</text:span></text:p>
      <text:p text:style-name="P3"><text:span text:style-name="T2"><text:s text:c="4"/>disp(</text:span><text:span text:style-name="T4">'il raggio spettrale della matrice di iterazione del secondo sistema è maggiore di 1, quindi il metodo non converge'</text:span><text:span text:style-name="T2">);</text:span></text:p>
      <text:p text:style-name="P3"><text:span text:style-name="T2"><text:s text:c="4"/></text:span><text:span text:style-name="T1">return</text:span></text:p>
      <text:p text:style-name="P9">end</text:p>
      <text:p text:style-name="P7">[x2,k2,t2] = iterativo(M,N,b,xiniziale,err,tipo);</text:p>
      <text:p text:style-name="P7"><text:s/></text:p>
      <text:p text:style-name="P9">end</text:p>
      <text:p text:style-name="P6"/>
      <text:p text:style-name="P6"/>
      <text:p text:style-name="P6"/>
      <text:p text:style-name="P6"/>
      <text:p text:style-name="P6"/>
      <text:p text:style-name="P6"><text:soft-page-break/><text:span text:style-name="T1">function</text:span> [ x,k,t ] = iterativo(M,N,b,xiniziale,err,tipo)</text:p>
      <text:p text:style-name="P8">%k parte da zero</text:p>
      <text:p text:style-name="P8">%la x-iniziale è la x ^ k-1, x è la x^k</text:p>
      <text:p text:style-name="P8">%inizializzo vettore di output</text:p>
      <text:p text:style-name="P7">x = zeros(length(b),1);</text:p>
      <text:p text:style-name="P8">%trovo matrice di iterazione</text:p>
      <text:p text:style-name="P7">T = M\N;</text:p>
      <text:p text:style-name="P3"><text:span text:style-name="T1">if</text:span><text:span text:style-name="T2"> (strcmp(tipo,</text:span><text:span text:style-name="T4">'piene'</text:span><text:span text:style-name="T2">))</text:span></text:p>
      <text:p text:style-name="P7"><text:s text:c="4"/>x = T*xiniziale + M\b;</text:p>
      <text:p text:style-name="P9">else</text:p>
      <text:p text:style-name="P3"><text:span text:style-name="T2"><text:s text:c="4"/></text:span><text:span text:style-name="T3">%trovo i 3 vettori che rappresentano la matrice in formato sparso</text:span></text:p>
      <text:p text:style-name="P7"><text:s text:c="4"/>[r,c,i] = vettori_CRS(T);</text:p>
      <text:p text:style-name="P3"><text:span text:style-name="T2"><text:s text:c="4"/></text:span><text:span text:style-name="T3">%prodotto in forma sparso</text:span></text:p>
      <text:p text:style-name="P3"><text:span text:style-name="T2"><text:s text:c="4"/>x = (sparsa(r,c,i,xiniziale))' + M\b; </text:span><text:span text:style-name="T3">%sparsa ritorna il vettore scritto per riga, deve essere scritto per colonna</text:span></text:p>
      <text:p text:style-name="P9">end</text:p>
      <text:p text:style-name="P9"><text:s/></text:p>
      <text:p text:style-name="P8">% aggiorno k</text:p>
      <text:p text:style-name="P7">k = 1;</text:p>
      <text:p text:style-name="P8">%calcolo errore</text:p>
      <text:p text:style-name="P7">errore = norm(x - xiniziale);</text:p>
      <text:p text:style-name="P7">tic</text:p>
      <text:p text:style-name="P3"><text:span text:style-name="T1">while</text:span><text:span text:style-name="T2">(errore &gt; err)</text:span></text:p>
      <text:p text:style-name="P3"><text:span text:style-name="T2"><text:s text:c="4"/></text:span><text:span text:style-name="T3">%eseguo gli stessi passi finchè l'errore è minore dell'errore massimo</text:span></text:p>
      <text:p text:style-name="P3"><text:span text:style-name="T2"><text:s text:c="4"/></text:span><text:span text:style-name="T3">%(err-max)</text:span></text:p>
      <text:p text:style-name="P3"><text:span text:style-name="T2"><text:s text:c="4"/></text:span><text:span text:style-name="T3">%aggiorno il vettore iniziale</text:span></text:p>
      <text:p text:style-name="P7"><text:s text:c="4"/>xiniziale = x;</text:p>
      <text:p text:style-name="P3"><text:span text:style-name="T2"><text:s text:c="4"/></text:span><text:span text:style-name="T3">%calcolo la nuova x^k</text:span></text:p>
      <text:p text:style-name="P3"><text:span text:style-name="T2"><text:s text:c="4"/></text:span><text:span text:style-name="T1">if</text:span><text:span text:style-name="T2"> (strcmp(tipo,</text:span><text:span text:style-name="T4">'piene'</text:span><text:span text:style-name="T2">))</text:span></text:p>
      <text:p text:style-name="P7"><text:s text:c="8"/>x = T*xiniziale + M\b;</text:p>
      <text:p text:style-name="P3"><text:span text:style-name="T2"><text:s text:c="4"/></text:span><text:span text:style-name="T1">else</text:span></text:p>
      <text:p text:style-name="P3"><text:span text:style-name="T2"><text:s text:c="8"/></text:span><text:span text:style-name="T3">%trovo i 3 vettori che rappresentano la matrice in formato sparso</text:span></text:p>
      <text:p text:style-name="P7"><text:s text:c="8"/>[r,c,i] = vettori_CRS(T);</text:p>
      <text:p text:style-name="P3"><text:span text:style-name="T2"><text:s text:c="8"/></text:span><text:span text:style-name="T3">%prodotto in forma sparso</text:span></text:p>
      <text:p text:style-name="P3"><text:span text:style-name="T2"><text:s text:c="8"/>x = (sparsa(r,c,i,xiniziale))' + M\b; </text:span><text:span text:style-name="T3">%sparsa ritorna il vettore scritto per riga, deve essere scritto per colonna</text:span></text:p>
      <text:p text:style-name="P3"><text:span text:style-name="T2"><text:s text:c="4"/></text:span><text:span text:style-name="T1">end</text:span></text:p>
      <text:p text:style-name="P3"><text:span text:style-name="T2"><text:s text:c="4"/></text:span><text:span text:style-name="T3">%calcolo il nuovo errore</text:span></text:p>
      <text:p text:style-name="P7"><text:s text:c="4"/>errore = norm(x - xiniziale);</text:p>
      <text:p text:style-name="P3"><text:span text:style-name="T2"><text:s text:c="4"/></text:span><text:span text:style-name="T3">%aggiorno k</text:span></text:p>
      <text:p text:style-name="P7"><text:s text:c="4"/>k = k + 1;</text:p>
      <text:p text:style-name="P9">end</text:p>
      <text:p text:style-name="P7">t = toc; <text:s text:c="2"/></text:p>
      <text:p text:style-name="P9">end</text:p>
      <text:p text:style-name="P6"/>
      <text:p text:style-name="P6"/>
      <text:p text:style-name="P6"/>
      <text:p text:style-name="P6"/>
      <text:p text:style-name="P6"/>
      <text:p text:style-name="P6"/>
      <text:p text:style-name="P6"><text:soft-page-break/><text:span text:style-name="T1">function</text:span> [ prod ] = sparsa( r, c, i , vet )</text:p>
      <text:p text:style-name="P8">% vettore risultato, bisogna controllare col vettore i se bisogna</text:p>
      <text:p text:style-name="P8">%fare</text:p>
      <text:p text:style-name="P8">% evenuali somme tra gli elementi del vettore tmp</text:p>
      <text:p text:style-name="P7">tmp = r.*vet(c);</text:p>
      <text:p text:style-name="P7">count = 1;</text:p>
      <text:p text:style-name="P8">% vettore che contiene il risultato finale</text:p>
      <text:p text:style-name="P7">prod = zeros(1,length(i)-1);</text:p>
      <text:p text:style-name="P8">% scorre il vettore i</text:p>
      <text:p text:style-name="P3"><text:span text:style-name="T1">for</text:span><text:span text:style-name="T2"> k=1:1:length(i)-1</text:span></text:p>
      <text:p text:style-name="P7">stmp = 0;</text:p>
      <text:p text:style-name="P8">% controlla se la differenza dei 2 elementi consecutivi è &gt; 1</text:p>
      <text:p text:style-name="P3"><text:span text:style-name="T1">if</text:span><text:span text:style-name="T2"> i(k+1) - i(k) &gt; 1</text:span></text:p>
      <text:p text:style-name="P8">% somma tanti elementi quant'è la differenza</text:p>
      <text:p text:style-name="P3"><text:span text:style-name="T1">for</text:span><text:span text:style-name="T2"> j=count:1:count + i(k+1)-i(k) - 1</text:span></text:p>
      <text:p text:style-name="P7">stmp = stmp + tmp(j);</text:p>
      <text:p text:style-name="P9">end</text:p>
      <text:p text:style-name="P7">count = count + i(k+1)-i(k);</text:p>
      <text:p text:style-name="P7">prod(k) = stmp;</text:p>
      <text:p text:style-name="P9">else</text:p>
      <text:p text:style-name="P7">prod(k) = tmp(count);</text:p>
      <text:p text:style-name="P7">count = count + 1;</text:p>
      <text:p text:style-name="P9">end</text:p>
      <text:p text:style-name="P9">end</text:p>
      <text:p text:style-name="P9">end</text:p>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function</text:span> [ r,c,i ] = vettori_CRS(A)</text:p>
      <text:p text:style-name="P3"><text:span text:style-name="T2">[I,J,vals] = find(A'); </text:span><text:span text:style-name="T3">%A' è la trasposta</text:span></text:p>
      <text:p text:style-name="P3"><text:span text:style-name="T2">r = vals; <text:s text:c="2"/></text:span><text:span text:style-name="T3">%valori non nulli visti per righe</text:span></text:p>
      <text:p text:style-name="P7">c = I;</text:p>
      <text:p text:style-name="P3"><text:span text:style-name="T2">temp=(A~=0); </text:span><text:span text:style-name="T3">%trova elementi non nulli e ci mette 1 (temp è una matrice)</text:span></text:p>
      <text:p text:style-name="P3"><text:span text:style-name="T2">d = sum(temp,2); </text:span><text:span text:style-name="T3">%trova quanti elementi non nulli sono in una riga (è un vettore)</text:span></text:p>
      <text:p text:style-name="P3"><text:span text:style-name="T2">i = [1;cumsum(d) + 1]; </text:span><text:span text:style-name="T3">%somma cumulativa</text:span></text:p>
      <text:p text:style-name="P8">% i(2:end+1) = i; %trasla gli elementi di 1 posizione in avanti</text:p>
      <text:p text:style-name="P8">% i(1) = 1; <text:s text:c="6"/>%il vettore i è completo</text:p>
      <text:p text:style-name="P9">end</text:p>
      <text:p text:style-name="P6"/>
      <text:p text:style-name="P6"/>
      <text:p text:style-name="P6"/>
      <text:p text:style-name="P6"/>
      <text:p text:style-name="P6"/>
      <text:p text:style-name="P10"><text:soft-page-break/>RISULTATI:</text:p>
      <text:p text:style-name="P10"/>
      <text:p text:style-name="P10"/>
      <text:p text:style-name="P10">[ x1,c1,r1,k1,t1,x2,c2,r2,k2,t2 ] = es7(5,'jacobi','piene')</text:p>
      <text:p text:style-name="P10"/>
      <text:p text:style-name="P10">il raggio spettrale della matrice di iterazione del secondo sistema è maggiore di 1, quindi il metodo non converg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 text:c="2"/>22.2209 (indice di condizionamento)</text:p>
      <text:p text:style-name="P10"/>
      <text:p text:style-name="P10"/>
      <text:p text:style-name="P10">r1 = <text:s text:c="3"/>0.9101 (raggio spettrale)</text:p>
      <text:p text:style-name="P10"/>
      <text:p text:style-name="P10"/>
      <text:p text:style-name="P10">k1 = <text:s text:c="2"/>134 (numero di passi)</text:p>
      <text:p text:style-name="P10"/>
      <text:p text:style-name="P10"/>
      <text:p text:style-name="P10">t1 = <text:s text:c="3"/>0.0156 (tempo di esecuzione)</text:p>
      <text:p text:style-name="P10"/>
      <text:p text:style-name="P10"/>
      <text:p text:style-name="P10">x2 = (soluzione con matrice A2)</text:p>
      <text:p text:style-name="P10"/>
      <text:p text:style-name="P10"><text:s text:c="5"/>0</text:p>
      <text:p text:style-name="P10"/>
      <text:p text:style-name="P10"/>
      <text:p text:style-name="P10">c2 = <text:s/>647.4683 (indice di condizionamento)</text:p>
      <text:p text:style-name="P10"/>
      <text:p text:style-name="P10"/>
      <text:p text:style-name="P10">r2 = <text:s text:c="3"/>1.8019 (raggio spettrale)</text:p>
      <text:p text:style-name="P10"/>
      <text:p text:style-name="P10"/>
      <text:p text:style-name="P10">k2 = <text:s text:c="4"/>0 (numero di passi)</text:p>
      <text:p text:style-name="P10"/>
      <text:p text:style-name="P10"/>
      <text:p text:style-name="P10">t2 = <text:s text:c="4"/>0 (tempo di esecuzione)</text:p>
      <text:p text:style-name="P10"/>
      <text:p text:style-name="P10"/>
      <text:p text:style-name="P10"/>
      <text:p text:style-name="P10"/>
      <text:p text:style-name="P10"/>
      <text:p text:style-name="P10"/>
      <text:p text:style-name="P10"/>
      <text:p text:style-name="P10"/>
      <text:p text:style-name="P10"/>
      <text:p text:style-name="P10"><text:soft-page-break/>[ x1,c1,r1,k1,t1,x2,c2,r2,k2,t2 ] = es7(5,'jacobi','sparse')</text:p>
      <text:p text:style-name="P10"/>
      <text:p text:style-name="P10">il raggio spettrale della matrice di iterazione del secondo sistema è maggiore di 1, quindi il metodo non converg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 text:c="2"/>22.2209 (indice di condizionamento)</text:p>
      <text:p text:style-name="P10"/>
      <text:p text:style-name="P10"/>
      <text:p text:style-name="P10">r1 = <text:s text:c="3"/>0.9101 (raggio spettrale)</text:p>
      <text:p text:style-name="P10"/>
      <text:p text:style-name="P10"/>
      <text:p text:style-name="P10">k1 = <text:s text:c="2"/>134 (numero di passi)</text:p>
      <text:p text:style-name="P10"/>
      <text:p text:style-name="P10"/>
      <text:p text:style-name="P10">t1 = <text:s text:c="3"/>0.0525 (tempo di esecuzione)</text:p>
      <text:p text:style-name="P10"/>
      <text:p text:style-name="P10"/>
      <text:p text:style-name="P10">x2 = (soluzione con matrice A2)</text:p>
      <text:p text:style-name="P10"/>
      <text:p text:style-name="P10"><text:s text:c="5"/>0</text:p>
      <text:p text:style-name="P10"/>
      <text:p text:style-name="P10"/>
      <text:p text:style-name="P10">c2 = <text:s/>647.4683 (indice di condizionamento)</text:p>
      <text:p text:style-name="P10"/>
      <text:p text:style-name="P10"/>
      <text:p text:style-name="P10">r2 = <text:s text:c="3"/>1.8019 (raggio spettrale)</text:p>
      <text:p text:style-name="P10"/>
      <text:p text:style-name="P10"/>
      <text:p text:style-name="P10">k2 = <text:s text:c="4"/>0 (numero di passi)</text:p>
      <text:p text:style-name="P10"/>
      <text:p text:style-name="P10"/>
      <text:p text:style-name="P10">t2 = <text:s text:c="4"/>0 (tempo di esecuzion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 x1,c1,r1,k1,t1,x2,c2,r2,k2,t2 ] = es7(5,'gauss_seidel','pien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 text:c="2"/>22.2209 (indice di condizionamento)</text:p>
      <text:p text:style-name="P10"/>
      <text:p text:style-name="P10"/>
      <text:p text:style-name="P10">r1 = <text:s text:c="3"/>0.8282 (raggio spettrale)</text:p>
      <text:p text:style-name="P10"/>
      <text:p text:style-name="P10"/>
      <text:p text:style-name="P10">k1 = <text:s text:c="3"/>70 (numero di passi)</text:p>
      <text:p text:style-name="P10"/>
      <text:p text:style-name="P10"/>
      <text:p text:style-name="P10">t1 = <text:s text:c="3"/>0.0080 (tempo di esecuzione)</text:p>
      <text:p text:style-name="P10"/>
      <text:p text:style-name="P10"/>
      <text:p text:style-name="P10">x2 = (soluzione con matrice A2)</text:p>
      <text:p text:style-name="P10"/>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2 = <text:s/>647.4683 (indice di condizionamento)</text:p>
      <text:p text:style-name="P10"/>
      <text:p text:style-name="P10"/>
      <text:p text:style-name="P10">r2 = <text:s text:c="3"/>0.9638 (raggio spettrale)</text:p>
      <text:p text:style-name="P10"/>
      <text:p text:style-name="P10"/>
      <text:p text:style-name="P10">k2 = <text:s text:c="2"/>272 (numero di passi)</text:p>
      <text:p text:style-name="P10"/>
      <text:p text:style-name="P10"/>
      <text:p text:style-name="P10">t2 = <text:s text:c="3"/>0.0234 (tempo di esecuzion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 x1,c1,r1,k1,t1,x2,c2,r2,k2,t2 ] = es7(5,'gauss_seidel','spars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 text:c="2"/>22.2209 (indice di condizionamento)</text:p>
      <text:p text:style-name="P10"/>
      <text:p text:style-name="P10"/>
      <text:p text:style-name="P10">r1 = <text:s text:c="3"/>0.8282 (raggio spettrale)</text:p>
      <text:p text:style-name="P10"/>
      <text:p text:style-name="P10"/>
      <text:p text:style-name="P10">k1 = <text:s text:c="3"/>70 (numero di passi)</text:p>
      <text:p text:style-name="P10"/>
      <text:p text:style-name="P10"/>
      <text:p text:style-name="P10">t1 = <text:s text:c="3"/>0.0134 (tempo di esecuzione)</text:p>
      <text:p text:style-name="P10"/>
      <text:p text:style-name="P10"/>
      <text:p text:style-name="P10">x2 = (soluzione con matrice A2)</text:p>
      <text:p text:style-name="P10"/>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2 = <text:s/>647.4683 (indice di condizionamento)</text:p>
      <text:p text:style-name="P10"/>
      <text:p text:style-name="P10"/>
      <text:p text:style-name="P10">r2 = <text:s text:c="3"/>0.9638 (raggio spettrale)</text:p>
      <text:p text:style-name="P10"/>
      <text:p text:style-name="P10"/>
      <text:p text:style-name="P10">k2 = <text:s text:c="2"/>272 (numero di passi)</text:p>
      <text:p text:style-name="P10"/>
      <text:p text:style-name="P10"/>
      <text:p text:style-name="P10">t2 = <text:s text:c="3"/>0.0555 (tempo di esecuzion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Da questa prima prova si vede come lo stesso sistema lineare possa essere risolto con un metodo iterativo ma non con un altro.</text:p>
      <text:p text:style-name="P10"/>
      <text:p text:style-name="P10">L'esempio si vede col sistema lineare formato dalla matrice A2, il metodo di Jacobi non converge perchè la matrice di iterazione ha raggio spettrale maggiore di 1, quindi non può essere usato questo metodo per trovare la soluzione del sistema lineare.</text:p>
      <text:p text:style-name="P10"/>
      <text:p text:style-name="P10">Col metodo di Gauss_Seidel invece la soluzione si può trovare, perchè la matrice di iterazione ha raggio spettrale minore di 1, quindi il metodo converge.</text:p>
      <text:p text:style-name="P10"/>
      <text:p text:style-name="P10">Nel primo sistema lineare inoltre di vede che il metodo di Jacobi trova la soluzione con un numero di passi maggiore rispetto al metodo di Gauss-Seidel (134 passi – 70 passi).</text:p>
      <text:p text:style-name="P10"/>
      <text:p text:style-name="P10">Un'altra cosa che si vede è la differenza del tempo di esecuzione dello stesso metodo ma con matri piene / sparse.</text:p>
      <text:p text:style-name="P10"/>
      <text:p text:style-name="P10">Per entrambi i metodi, la risoluzione con matrici piene è più veloce rispetto alla risoluzione con matrici sparse.</text:p>
      <text:p text:style-name="P10"/>
      <text:p text:style-name="P10">Ora viene fatta un'altra prova, ma con matrici più grand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 x1,c1,r1,k1,t1,x2,c2,r2,k2,t2 ] = es7(15,'jacobi','piene')</text:p>
      <text:p text:style-name="P10"/>
      <text:p text:style-name="P10">il raggio spettrale della matrice di iterazione del secondo sistema è maggiore di 1, quindi il metodo non converg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175.7708 (indice di condizionamento)</text:p>
      <text:p text:style-name="P10"/>
      <text:p text:style-name="P10"/>
      <text:p text:style-name="P10">r1 = <text:s text:c="3"/>0.9883 (raggio spettrale)</text:p>
      <text:p text:style-name="P10"/>
      <text:p text:style-name="P10"/>
      <text:p text:style-name="P10">k1 = <text:s text:c="2"/>933 (numero di passi)</text:p>
      <text:p text:style-name="P10"/>
      <text:p text:style-name="P10"/>
      <text:p text:style-name="P10">t1 = <text:s text:c="3"/>0.0566 (tempo di esecuzione)</text:p>
      <text:p text:style-name="P10"/>
      <text:p text:style-name="P10"/>
      <text:p text:style-name="P10">x2 = (soluzione con matrice A2)</text:p>
      <text:p text:style-name="P10"/>
      <text:p text:style-name="P10"><text:s text:c="5"/>0</text:p>
      <text:p text:style-name="P10"/>
      <text:p text:style-name="P10"/>
      <text:p text:style-name="P10">c2 = <text:s/>1.3710e+013 (indice di condizionamento)</text:p>
      <text:p text:style-name="P10"/>
      <text:p text:style-name="P10"/>
      <text:p text:style-name="P10">r2 = <text:s text:c="3"/>2.6288 (raggio spettrale)</text:p>
      <text:p text:style-name="P10"/>
      <text:p text:style-name="P10"/>
      <text:p text:style-name="P10">k2 = <text:s text:c="4"/>0 (numero di passi)</text:p>
      <text:p text:style-name="P10"/>
      <text:p text:style-name="P10"/>
      <text:p text:style-name="P10">t2 = <text:s text:c="4"/>0 (tempo di esecuzione)</text:p>
      <text:p text:style-name="P10"/>
      <text:p text:style-name="P10"/>
      <text:p text:style-name="P10"><text:soft-page-break/>[ x1,c1,r1,k1,t1,x2,c2,r2,k2,t2 ] = es7(15,'jacobi','sparse')</text:p>
      <text:p text:style-name="P10"/>
      <text:p text:style-name="P10">il raggio spettrale della matrice di iterazione del secondo sistema è maggiore di 1, quindi il metodo non converg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175.7708 (indice di condizionamento)</text:p>
      <text:p text:style-name="P10"/>
      <text:p text:style-name="P10"/>
      <text:p text:style-name="P10">r1 = <text:s text:c="3"/>0.9883 (raggio spettrale)</text:p>
      <text:p text:style-name="P10"/>
      <text:p text:style-name="P10"/>
      <text:p text:style-name="P10">k1 = <text:s text:c="2"/>933 (numero di passi)</text:p>
      <text:p text:style-name="P10"/>
      <text:p text:style-name="P10"/>
      <text:p text:style-name="P10">t1 = <text:s text:c="3"/>0.3597 (tempo di esecuzione)</text:p>
      <text:p text:style-name="P10"/>
      <text:p text:style-name="P10"/>
      <text:p text:style-name="P10">x2 = (soluzione con matrice A2)</text:p>
      <text:p text:style-name="P10"/>
      <text:p text:style-name="P10"><text:s text:c="5"/>0</text:p>
      <text:p text:style-name="P10"/>
      <text:p text:style-name="P10"/>
      <text:p text:style-name="P10">c2 = <text:s/>1.3710e+013 (indice di condizionamento)</text:p>
      <text:p text:style-name="P10"/>
      <text:p text:style-name="P10"/>
      <text:p text:style-name="P10">r2 = <text:s text:c="3"/>2.6288 (raggio spettrale)</text:p>
      <text:p text:style-name="P10"/>
      <text:p text:style-name="P10"/>
      <text:p text:style-name="P10">k2 = <text:s text:c="4"/>0 (numero di passi)</text:p>
      <text:p text:style-name="P10"/>
      <text:p text:style-name="P10"/>
      <text:p text:style-name="P10">t2 = <text:s text:c="4"/>0 (tempo di esecuzione)</text:p>
      <text:p text:style-name="P10"/>
      <text:p text:style-name="P10"/>
      <text:p text:style-name="P10"><text:soft-page-break/>[ x1,c1,r1,k1,t1,x2,c2,r2,k2,t2 ] = es7(15,'gauss_seidel','pien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175.7708 (indice di condizionamento)</text:p>
      <text:p text:style-name="P10"/>
      <text:p text:style-name="P10"/>
      <text:p text:style-name="P10">r1 = <text:s text:c="3"/>0.9767 (raggio spettrale)</text:p>
      <text:p text:style-name="P10"/>
      <text:p text:style-name="P10"/>
      <text:p text:style-name="P10">k1 = <text:s text:c="2"/>482 (numero di passi)</text:p>
      <text:p text:style-name="P10"/>
      <text:p text:style-name="P10"/>
      <text:p text:style-name="P10">t1 = <text:s text:c="3"/>0.0551 (tempo di esecuzione)</text:p>
      <text:p text:style-name="P10"/>
      <text:p text:style-name="P10"/>
      <text:p text:style-name="P10">x2 = (soluzione con matrice A2)</text:p>
      <text:p text:style-name="P10"/>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0.9996</text:p>
      <text:p text:style-name="P10"><text:s text:c="4"/>1.0004</text:p>
      <text:p text:style-name="P10"/>
      <text:p text:style-name="P10"/>
      <text:p text:style-name="P10">c2 = <text:s/>1.3710e+013 (indice di condizionamento)</text:p>
      <text:p text:style-name="P10"><text:soft-page-break/></text:p>
      <text:p text:style-name="P10"/>
      <text:p text:style-name="P10">r2 = <text:s text:c="3"/>0.9980 (raggio spettrale)</text:p>
      <text:p text:style-name="P10"/>
      <text:p text:style-name="P10"/>
      <text:p text:style-name="P10">k2 = <text:s text:c="6"/>13517 (numero di passi)</text:p>
      <text:p text:style-name="P10"/>
      <text:p text:style-name="P10"/>
      <text:p text:style-name="P10">t2 = <text:s text:c="3"/>1.0577 (tempo di esecuzion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x1,c1,r1,k1,t1,x2,c2,r2,k2,t2 ] = es7(15,'gauss_seidel','sparse')</text:p>
      <text:p text:style-name="P10"/>
      <text:p text:style-name="P10">x1 = (soluzione con matrice A1)</text:p>
      <text:p text:style-name="P10"/>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
      <text:p text:style-name="P10"/>
      <text:p text:style-name="P10">c1 = <text:s/>175.7708 (indice di condizionamento)</text:p>
      <text:p text:style-name="P10"/>
      <text:p text:style-name="P10"/>
      <text:p text:style-name="P10">r1 = <text:s text:c="3"/>0.9767 (raggio spettrale)</text:p>
      <text:p text:style-name="P10"/>
      <text:p text:style-name="P10"/>
      <text:p text:style-name="P10">k1 = <text:s text:c="2"/>482 (numero di passi)</text:p>
      <text:p text:style-name="P10"/>
      <text:p text:style-name="P10"/>
      <text:p text:style-name="P10">t1 = <text:s text:c="3"/>0.1241 (tempo di esecuzione)</text:p>
      <text:p text:style-name="P10"/>
      <text:p text:style-name="P10"/>
      <text:p text:style-name="P10">x2 = (soluzione con matrice A2)</text:p>
      <text:p text:style-name="P10"/>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1.0000</text:p>
      <text:p text:style-name="P10"><text:s text:c="4"/>0.9996</text:p>
      <text:p text:style-name="P10"><text:s text:c="4"/>1.0004</text:p>
      <text:p text:style-name="P10"/>
      <text:p text:style-name="P10"/>
      <text:p text:style-name="P10">c2 = <text:s/>1.3710e+013 (indice di condizionamento)</text:p>
      <text:p text:style-name="P10"><text:soft-page-break/></text:p>
      <text:p text:style-name="P10"/>
      <text:p text:style-name="P10">r2 = <text:s text:c="3"/>0.9980 (raggio spettrale)</text:p>
      <text:p text:style-name="P10"/>
      <text:p text:style-name="P10"/>
      <text:p text:style-name="P10">k2 = <text:s text:c="6"/>13517 (numero di passi)</text:p>
      <text:p text:style-name="P10"/>
      <text:p text:style-name="P10"/>
      <text:p text:style-name="P10">t2 = <text:s text:c="3"/>3.2473 (tempo di esecuzione)</text:p>
      <text:p text:style-name="P10"/>
      <text:p text:style-name="P10"/>
      <text:p text:style-name="P10">Anche con matrici più grandi si mantiene l'andamento che si è visto con matrici più piccole.</text:p>
      <text:p text:style-name="P10"/>
      <text:p text:style-name="P10">Infatti:</text:p>
      <text:p text:style-name="P10"/>
      <text:p text:style-name="P10">Il metodo di Jacobi non converge per la risoluzione del secondo sistema lineare, mentre il metodo di Gauss_Seidel sì;</text:p>
      <text:p text:style-name="P10"/>
      <text:p text:style-name="P10">Il metodo di Jacobi trova la soluzione del primo sistema lineare con un numero di passi maggiore rispetto al metodo di Gauss-Seidel (933 passi – 482 passi);</text:p>
      <text:p text:style-name="P10"/>
      <text:p text:style-name="P10">L'esecuzione del metodo con matrici piene è più veloce rispetto all'esecuzione con matrici sparse (sia per Jacobi che per Gauss_Sei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50M25S</meta:editing-duration>
    <meta:editing-cycles>72</meta:editing-cycles>
    <meta:generator>OpenOffice.org/3.2$Win32 OpenOffice.org_project/320m18$Build-9502</meta:generator>
    <dc:date>2012-12-16T15:09:21.29</dc:date>
    <meta:document-statistic meta:table-count="0" meta:image-count="0" meta:object-count="0" meta:page-count="16" meta:paragraph-count="406" meta:word-count="1864" meta:character-count="12179"/>
    <meta:user-defined meta:name="Info 1"/>
    <meta:user-defined meta:name="Info 2"/>
    <meta:user-defined meta:name="Info 3"/>
    <meta:user-defined meta:name="Info 4"/>
  </office:meta>
</office:document-meta>
</file>